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b4933" officeooo:paragraph-rsid="000b4933"/>
    </style:style>
    <style:style style:name="P2" style:family="paragraph" style:parent-style-name="Text_20_body">
      <style:text-properties officeooo:rsid="000e5050" officeooo:paragraph-rsid="000e5050"/>
    </style:style>
    <style:style style:name="P3" style:family="paragraph" style:parent-style-name="Heading_20_1">
      <style:text-properties officeooo:rsid="000b4933" officeooo:paragraph-rsid="000b4933"/>
    </style:style>
    <style:style style:name="P4" style:family="paragraph" style:parent-style-name="Heading_20_2">
      <style:text-properties officeooo:rsid="000b4933" officeooo:paragraph-rsid="000b4933"/>
    </style:style>
    <style:style style:name="P5" style:family="paragraph" style:parent-style-name="Heading_20_2">
      <style:text-properties officeooo:rsid="000d522f" officeooo:paragraph-rsid="000d522f"/>
    </style:style>
    <style:style style:name="P6" style:family="paragraph" style:parent-style-name="Text_20_body" style:list-style-name="L1">
      <style:text-properties officeooo:rsid="000b4933" officeooo:paragraph-rsid="000b4933"/>
    </style:style>
    <style:style style:name="P7" style:family="paragraph" style:parent-style-name="Text_20_body" style:list-style-name="L1">
      <style:text-properties officeooo:rsid="000b5c76" officeooo:paragraph-rsid="000b5c76"/>
    </style:style>
    <style:style style:name="P8" style:family="paragraph" style:parent-style-name="Text_20_body" style:list-style-name="L2">
      <style:text-properties officeooo:rsid="000d522f" officeooo:paragraph-rsid="000d522f"/>
    </style:style>
    <style:style style:name="P9" style:family="paragraph" style:parent-style-name="Text_20_body" style:list-style-name="L2">
      <style:text-properties officeooo:rsid="000e5050" officeooo:paragraph-rsid="000e5050"/>
    </style:style>
    <style:style style:name="P10" style:family="paragraph" style:parent-style-name="Text_20_body">
      <style:text-properties officeooo:rsid="000f845d" officeooo:paragraph-rsid="000f845d"/>
    </style:style>
    <style:style style:name="P11" style:family="paragraph" style:parent-style-name="Text_20_body">
      <style:text-properties officeooo:rsid="0010403b" officeooo:paragraph-rsid="0010403b"/>
    </style:style>
    <style:style style:name="P12" style:family="paragraph" style:parent-style-name="Text_20_body" style:list-style-name="L3">
      <style:text-properties officeooo:rsid="0010403b" officeooo:paragraph-rsid="0010403b"/>
    </style:style>
    <style:style style:name="P13" style:family="paragraph" style:parent-style-name="Text_20_body" style:list-style-name="L4">
      <style:text-properties officeooo:rsid="00122047" officeooo:paragraph-rsid="00122047"/>
    </style:style>
    <style:style style:name="P14" style:family="paragraph" style:parent-style-name="Text_20_body" style:list-style-name="L5">
      <style:text-properties style:text-line-through-style="solid" style:text-line-through-type="single" officeooo:rsid="0010b514" officeooo:paragraph-rsid="0010b514" style:font-size-asian="10.5pt"/>
    </style:style>
    <style:style style:name="P15" style:family="paragraph" style:parent-style-name="Text_20_body" style:list-style-name="L5">
      <style:text-properties style:text-line-through-style="solid" style:text-line-through-type="single" officeooo:rsid="0014457f" officeooo:paragraph-rsid="0014457f"/>
    </style:style>
    <style:style style:name="P16" style:family="paragraph" style:parent-style-name="Text_20_body" style:list-style-name="L4">
      <style:text-properties style:text-line-through-style="solid" style:text-line-through-type="single" officeooo:rsid="001057a9" officeooo:paragraph-rsid="001057a9"/>
    </style:style>
    <style:style style:name="P17" style:family="paragraph" style:parent-style-name="Text_20_body" style:list-style-name="L4">
      <style:text-properties officeooo:rsid="00167649" officeooo:paragraph-rsid="00175d0c"/>
    </style:style>
    <style:style style:name="P18" style:family="paragraph" style:parent-style-name="Text_20_body">
      <style:text-properties officeooo:rsid="00167649" officeooo:paragraph-rsid="00167649"/>
    </style:style>
    <style:style style:name="P19" style:family="paragraph" style:parent-style-name="Text_20_body" style:list-style-name="L4">
      <style:text-properties officeooo:rsid="001a52de" officeooo:paragraph-rsid="001a52de"/>
    </style:style>
    <style:style style:name="T1" style:family="text">
      <style:text-properties officeooo:rsid="000b5c76"/>
    </style:style>
    <style:style style:name="T2" style:family="text">
      <style:text-properties officeooo:rsid="000c6060"/>
    </style:style>
    <style:style style:name="T3" style:family="text">
      <style:text-properties officeooo:rsid="000e5050"/>
    </style:style>
    <style:style style:name="T4" style:family="text">
      <style:text-properties officeooo:rsid="00175d0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Ideas</text:h>
      <text:h text:style-name="P4" text:outline-level="2">Translation Points</text:h>
      <text:p text:style-name="P1">A game where you play as an ill-defined ship/thing with the ability to create “Translation Points” that allow you to visit neighboring worlds. The game would use glowy line type graphics and each world would have its own color. From each world you could translate to the two neighboring ones, “above” and “below”. The worlds would actually be connected in a ring-like setup.</text:p>
      <text:list xml:id="list4790397853099366179" text:style-name="L1">
        <text:list-item>
          <text:p text:style-name="P6">Initial world (White): Dark, spacelike, some asteroids and probably small enemies</text:p>
        </text:list-item>
        <text:list-item>
          <text:p text:style-name="P6">Fire world (Red, 1x, 1x): Red background, filled with small enemies who will immediately attack you.</text:p>
        </text:list-item>
        <text:list-item>
          <text:p text:style-name="P6"><text:span text:style-name="T1">Happyspace</text:span> (<text:span text:style-name="T2">Green</text:span>, 4x, 1x): <text:span text:style-name="T2">Bright green world where everything seems friendly... until you remove anything from it.</text:span></text:p>
        </text:list-item>
        <text:list-item>
          <text:p text:style-name="P6">Hyperspace (Purple, 64x, 10x): Darkish world with a purple labyrinth. Rare but deadly enemies.</text:p>
        </text:list-item>
        <text:list-item>
          <text:p text:style-name="P6">Subspace (Dark Gray, 1x, 0.25x): Wavy world wracked by lightning storms?</text:p>
        </text:list-item>
        <text:list-item>
          <text:p text:style-name="P6">Water world (Blue, 1x, 1x): World filled with fish and deadly sharks (perhaps with lasers).</text:p>
        </text:list-item>
        <text:list-item>
          <text:p text:style-name="P7">Negative space (Black, 1x, 1x): Empty world where you take damage for every second you are in it.</text:p>
        </text:list-item>
      </text:list>
      <text:h text:style-name="P5" text:outline-level="2">Upgrades</text:h>
      <text:list xml:id="list1350976542832374111" text:style-name="L2">
        <text:list-item>
          <text:p text:style-name="P8">Shields: Provides a regenerating defensive field.</text:p>
        </text:list-item>
        <text:list-item>
          <text:p text:style-name="P8">Armor: +200% armor.</text:p>
        </text:list-item>
        <text:list-item>
          <text:p text:style-name="P8">Point Control: Makes translation points <text:span text:style-name="T3">permanent</text:span>, and allows you to destroy them on command.</text:p>
        </text:list-item>
        <text:list-item>
          <text:p text:style-name="P9">Visibility: Allows you to see into neighboring worlds.</text:p>
        </text:list-item>
      </text:list>
      <text:p text:style-name="P2"/>
      <text:p text:style-name="P10">Style is feather 4, 4 clicks.</text:p>
      <text:p text:style-name="P10"/>
      <text:p text:style-name="P11">Left to do:</text:p>
      <text:list xml:id="list6519375006704064477" text:style-name="L5">
        <text:list-item>
          <text:p text:style-name="P14">Player death/respawning</text:p>
        </text:list-item>
        <text:list-item>
          <text:p text:style-name="P15">Space dust</text:p>
        </text:list-item>
      </text:list>
      <text:list xml:id="list8908836960389475652" text:style-name="L4">
        <text:list-item>
          <text:p text:style-name="P16">Radar system</text:p>
        </text:list-item>
      </text:list>
      <text:p text:style-name="P18"><text:soft-page-break/></text:p>
      <text:list xml:id="list234707947143596" text:continue-numbering="true" text:style-name="L4">
        <text:list-item>
          <text:p text:style-name="P19">Start system asteroids</text:p>
        </text:list-item>
        <text:list-item>
          <text:p text:style-name="P13">Ha<text:span text:style-name="T4">p</text:span>pyspace enemies</text:p>
        </text:list-item>
        <text:list-item>
          <text:p text:style-name="P13">WaterWorld sharks</text:p>
        </text:list-item>
        <text:list-item>
          <text:p text:style-name="P13">Subspace thing</text:p>
        </text:list-item>
        <text:list-item>
          <text:p text:style-name="P17">Dialog</text:p>
        </text:list-item>
      </text:list>
      <text:list xml:id="list8884378065864111209" text:style-name="L3">
        <text:list-item>
          <text:p text:style-name="P12">Victory condition</text:p>
        </text:list-item>
        <text:list-item>
          <text:p text:style-name="P12">Gem system</text:p>
        </text:list-item>
        <text:list-item>
          <text:p text:style-name="P12">Upgrade system</text:p>
        </text:list-item>
        <text:list-item>
          <text:p text:style-name="P12">Sound</text:p>
        </text:list-item>
        <text:list-item>
          <text:p text:style-name="P12">Music</text:p>
        </text:list-item>
        <text:list-item>
          <text:p text:style-name="P12">Title scre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2T19:35:31.198000000</meta:creation-date>
    <dc:date>2014-08-23T23:47:07.890000000</dc:date>
    <meta:editing-duration>PT6H16M42S</meta:editing-duration>
    <meta:editing-cycles>13</meta:editing-cycles>
    <meta:generator>LibreOffice/4.2.5.2$Windows_x86 LibreOffice_project/6ff819b65674ae6c83f3cbab9e4a4c2b292a7a94</meta:generator>
    <meta:document-statistic meta:table-count="0" meta:image-count="0" meta:object-count="0" meta:page-count="2" meta:paragraph-count="31" meta:word-count="260" meta:character-count="1521" meta:non-whitespace-character-count="1317"/>
  </office:meta>
</office:document-meta>
</file>